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w5hmwer2f6e9"/>Página de inicio</text:p>
      <text:p text:style-name="normal"/>
      <text:p text:style-name="Heading_20_3"><text:bookmark text:name="_jerldqmha04g"/>Página de registro</text:p>
      <text:p text:style-name="Heading_20_3"><text:bookmark text:name="_26k9tnwm3nk8"/>Página de login</text:p>
      <text:p text:style-name="Heading_20_3"><text:bookmark text:name="_26k9tnwm3nk81"/>Página de perfil</text:p>
      <text:p text:style-name="Heading_20_3"><text:bookmark text:name="_26k9tnwm3nk82"/>Página de perfil público</text:p>
      <text:p text:style-name="Heading_20_3"><text:bookmark text:name="_26k9tnwm3nk83"/>Página de resultados de búsqueda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0" meta:image-count="0" meta:object-count="0" meta:page-count="1" meta:paragraph-count="6" meta:word-count="21" meta:character-count="121" meta:non-whitespace-character-count="106"/>
  </office:meta>
</office:document-meta>
</file>